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officeooo:rsid="003f7cd1" officeooo:paragraph-rsid="003f7cd1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1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7" style:family="paragraph" style:parent-style-name="Standard">
      <style:text-properties officeooo:paragraph-rsid="0044cc4a"/>
    </style:style>
    <style:style style:name="P8" style:family="paragraph" style:parent-style-name="Standard">
      <style:paragraph-properties fo:text-align="end" style:justify-single-word="false"/>
      <style:text-properties officeooo:paragraph-rsid="004bcff5"/>
    </style:style>
    <style:style style:name="P9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514ac" officeooo:paragraph-rsid="001514ac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04bcff5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04bcff5"/>
    </style:style>
    <style:style style:name="P12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style:font-name="Calibri1" fo:font-size="12pt" officeooo:rsid="002a0d04" officeooo:paragraph-rsid="004bcff5" style:font-size-asian="12pt" style:font-size-complex="12pt"/>
    </style:style>
    <style:style style:name="P13" style:family="paragraph" style:parent-style-name="Standard">
      <style:paragraph-properties fo:margin-left="0.2744in" fo:margin-right="0.2807in" fo:text-align="justify" style:justify-single-word="false" fo:text-indent="0in" style:auto-text-indent="false"/>
      <style:text-properties style:font-name="DejaVu Sans" fo:font-size="10pt" officeooo:paragraph-rsid="0044cc4a" style:font-size-asian="10pt" style:font-size-complex="10pt"/>
    </style:style>
    <style:style style:name="P14" style:family="paragraph" style:parent-style-name="Text_20_body">
      <style:text-properties fo:color="#336633" fo:font-size="14pt" officeooo:paragraph-rsid="0044cc4a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officeooo:rsid="004232ad" officeooo:paragraph-rsid="004232ad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rsid="004d384e" officeooo:paragraph-rsid="004d384e"/>
    </style:style>
    <style:style style:name="P1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4f2a00"/>
    </style:style>
    <style:style style:name="P18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19" style:family="paragraph" style:parent-style-name="Heading_20_1">
      <style:text-properties officeooo:rsid="00187667" officeooo:paragraph-rsid="00187667"/>
    </style:style>
    <style:style style:name="P20" style:family="paragraph" style:parent-style-name="Text_20_body" style:list-style-name="L1">
      <style:text-properties officeooo:paragraph-rsid="0053e0a1"/>
    </style:style>
    <style:style style:name="P21" style:family="paragraph" style:parent-style-name="Text_20_body" style:list-style-name="L2">
      <style:text-properties officeooo:paragraph-rsid="004d384e"/>
    </style:style>
    <style:style style:name="P22" style:family="paragraph" style:parent-style-name="Text_20_body" style:list-style-name="L2">
      <style:text-properties officeooo:paragraph-rsid="004f2a00"/>
    </style:style>
    <style:style style:name="P23" style:family="paragraph" style:parent-style-name="Text_20_body" style:list-style-name="L2">
      <style:text-properties officeooo:paragraph-rsid="00505fbf"/>
    </style:style>
    <style:style style:name="P24" style:family="paragraph" style:parent-style-name="Text_20_body" style:list-style-name="L2">
      <style:text-properties officeooo:paragraph-rsid="004232ad"/>
    </style:style>
    <style:style style:name="P25" style:family="paragraph" style:parent-style-name="Text_20_body" style:list-style-name="L2">
      <style:text-properties officeooo:paragraph-rsid="0053e0a1"/>
    </style:style>
    <style:style style:name="P26" style:family="paragraph" style:parent-style-name="Text_20_body" style:list-style-name="L2">
      <style:text-properties officeooo:paragraph-rsid="00575d67"/>
    </style:style>
    <style:style style:name="P27" style:family="paragraph" style:parent-style-name="Text_20_body" style:list-style-name="L2">
      <style:text-properties officeooo:paragraph-rsid="0057638d"/>
    </style:style>
    <style:style style:name="P28" style:family="paragraph" style:parent-style-name="Text_20_body" style:list-style-name="L2">
      <style:text-properties fo:font-style="normal" fo:font-weight="normal" officeooo:rsid="004d384e" officeooo:paragraph-rsid="004d384e" style:font-style-asian="normal" style:font-weight-asian="normal" style:font-style-complex="normal" style:font-weight-complex="normal"/>
    </style:style>
    <style:style style:name="P29" style:family="paragraph" style:parent-style-name="Text_20_body" style:list-style-name="L2">
      <style:text-properties officeooo:rsid="004c1be1" officeooo:paragraph-rsid="004c1be1"/>
    </style:style>
    <style:style style:name="P30" style:family="paragraph" style:parent-style-name="Text_20_body" style:list-style-name="L2">
      <style:text-properties style:font-name="Calibri" fo:font-size="12pt" officeooo:rsid="004f2a00" officeooo:paragraph-rsid="004f2a00"/>
    </style:style>
    <style:style style:name="P31" style:family="paragraph" style:parent-style-name="Text_20_body" style:list-style-name="L3">
      <style:text-properties style:font-name="Calibri" fo:font-size="12pt" officeooo:rsid="00505fbf" officeooo:paragraph-rsid="00505fbf"/>
    </style:style>
    <style:style style:name="P32" style:family="paragraph" style:parent-style-name="Text_20_body" style:list-style-name="L2">
      <style:text-properties style:font-name="Calibri" fo:font-size="12pt" officeooo:rsid="00575d67" officeooo:paragraph-rsid="00575d67"/>
    </style:style>
    <style:style style:name="P33" style:family="paragraph" style:parent-style-name="Text_20_body" style:list-style-name="L2">
      <style:text-properties style:font-name="Calibri" fo:font-size="12pt" officeooo:rsid="0057638d" officeooo:paragraph-rsid="0057638d"/>
    </style:style>
    <style:style style:name="P34" style:family="paragraph" style:parent-style-name="Text_20_body" style:list-style-name="L2">
      <style:text-properties style:font-name="Calibri" fo:font-size="12pt" officeooo:rsid="005403ba" officeooo:paragraph-rsid="00575d67"/>
    </style:style>
    <style:style style:name="P35" style:family="paragraph" style:parent-style-name="Text_20_body" style:list-style-name="L3">
      <style:text-properties officeooo:paragraph-rsid="00505fbf"/>
    </style:style>
    <style:style style:name="P36" style:family="paragraph" style:parent-style-name="Text_20_body" style:list-style-name="L3">
      <style:text-properties officeooo:paragraph-rsid="0053e0a1"/>
    </style:style>
    <style:style style:name="P37" style:family="paragraph" style:parent-style-name="Text_20_body" style:list-style-name="L4">
      <style:text-properties officeooo:paragraph-rsid="0053e0a1"/>
    </style:style>
    <style:style style:name="P38" style:family="paragraph" style:parent-style-name="Text_20_body" style:list-style-name="L2">
      <style:text-properties officeooo:rsid="0057638d" officeooo:paragraph-rsid="0057638d"/>
    </style:style>
    <style:style style:name="P39" style:family="paragraph" style:parent-style-name="Text_20_body" style:list-style-name="L2">
      <style:paragraph-properties fo:break-before="page"/>
      <style:text-properties officeooo:paragraph-rsid="004232ad"/>
    </style:style>
    <style:style style:name="P40" style:family="paragraph" style:parent-style-name="Text_20_body" style:list-style-name="L4" style:master-page-name="">
      <loext:graphic-properties draw:fill="none" draw:fill-color="#729fcf"/>
      <style:paragraph-properties fo:margin-left="0.75in" fo:margin-right="0in" fo:margin-top="0.0398in" fo:margin-bottom="0.0429in" loext:contextual-spacing="false" fo:text-align="justify" style:justify-single-word="false" fo:text-indent="-0.25in" style:auto-text-indent="false" style:page-number="auto" fo:background-color="transparent" style:shadow="none"/>
      <style:text-properties officeooo:paragraph-rsid="0053e0a1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3f7cd1"/>
    </style:style>
    <style:style style:name="T4" style:family="text">
      <style:text-properties fo:color="#999966" officeooo:rsid="005aefb6"/>
    </style:style>
    <style:style style:name="T5" style:family="text">
      <style:text-properties style:font-name="Apple SD Gothic Neo" fo:font-size="9pt" style:font-size-asian="9pt" style:font-size-complex="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c1be1" style:font-weight-asian="bold" style:font-weight-complex="bold"/>
    </style:style>
    <style:style style:name="T8" style:family="text">
      <style:text-properties fo:font-weight="bold" officeooo:rsid="00533ab3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Calibri1" fo:font-size="12pt" fo:letter-spacing="-0.0055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Calibri1" fo:font-size="12pt" fo:letter-spacing="-0.0047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4" style:family="text">
      <style:text-properties officeooo:rsid="0019d92d"/>
    </style:style>
    <style:style style:name="T15" style:family="text">
      <style:text-properties officeooo:rsid="003f7cd1"/>
    </style:style>
    <style:style style:name="T16" style:family="text">
      <style:text-properties fo:font-style="italic" fo:font-weight="normal" officeooo:rsid="004d384e" style:font-style-asian="italic" style:font-weight-asian="normal" style:font-style-complex="italic" style:font-weight-complex="normal"/>
    </style:style>
    <style:style style:name="T17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8" style:family="text">
      <style:text-properties fo:text-transform="uppercase" fo:color="#336633" style:font-name="Calibri1" fo:font-size="24pt" fo:font-weight="bold" officeooo:rsid="004bcff5" style:font-size-asian="24pt" style:font-weight-asian="bold" style:font-size-complex="24pt" style:font-weight-complex="bold"/>
    </style:style>
    <style:style style:name="T19" style:family="text">
      <style:text-properties officeooo:rsid="00267212"/>
    </style:style>
    <style:style style:name="T20" style:family="text">
      <style:text-properties style:font-name="Calibri" fo:font-size="12pt"/>
    </style:style>
    <style:style style:name="T21" style:family="text">
      <style:text-properties style:font-name="Calibri" fo:font-size="12pt" officeooo:rsid="00267212"/>
    </style:style>
    <style:style style:name="T22" style:family="text">
      <style:text-properties style:font-name="Calibri" fo:font-size="12pt" officeooo:rsid="004c1be1"/>
    </style:style>
    <style:style style:name="T23" style:family="text">
      <style:text-properties style:font-name="Calibri" fo:font-size="12pt" fo:font-weight="bold" officeooo:rsid="004d384e" style:font-weight-asian="bold" style:font-weight-complex="bold"/>
    </style:style>
    <style:style style:name="T24" style:family="text">
      <style:text-properties style:font-name="Calibri" fo:font-size="12pt" fo:font-weight="bold" officeooo:rsid="00505fbf" style:font-weight-asian="bold" style:font-weight-complex="bold"/>
    </style:style>
    <style:style style:name="T25" style:family="text">
      <style:text-properties style:font-name="Calibri" fo:font-size="12pt" fo:font-weight="bold" officeooo:rsid="0053e0a1" style:font-weight-asian="bold" style:font-weight-complex="bold"/>
    </style:style>
    <style:style style:name="T26" style:family="text">
      <style:text-properties style:font-name="Calibri" fo:font-size="12pt" fo:font-weight="bold" officeooo:rsid="00575d67" style:font-weight-asian="bold" style:font-weight-complex="bold"/>
    </style:style>
    <style:style style:name="T27" style:family="text">
      <style:text-properties style:font-name="Calibri" fo:font-size="12pt" officeooo:rsid="004d384e"/>
    </style:style>
    <style:style style:name="T28" style:family="text">
      <style:text-properties style:font-name="Calibri" fo:font-size="12pt" fo:font-style="normal" fo:font-weight="normal" officeooo:rsid="004c1be1" style:font-style-asian="normal" style:font-weight-asian="normal" style:font-style-complex="normal" style:font-weight-complex="normal"/>
    </style:style>
    <style:style style:name="T29" style:family="text">
      <style:text-properties style:font-name="Calibri" fo:font-size="12pt" fo:font-style="normal" fo:font-weight="normal" officeooo:rsid="004f2a00" style:font-style-asian="normal" style:font-weight-asian="normal" style:font-style-complex="normal" style:font-weight-complex="normal"/>
    </style:style>
    <style:style style:name="T30" style:family="text">
      <style:text-properties style:font-name="Calibri" fo:font-size="12pt" fo:font-style="normal" fo:font-weight="normal" officeooo:rsid="0053e0a1" style:font-style-asian="normal" style:font-weight-asian="normal" style:font-style-complex="normal" style:font-weight-complex="normal"/>
    </style:style>
    <style:style style:name="T31" style:family="text">
      <style:text-properties style:font-name="Calibri" fo:font-size="12pt" fo:font-style="normal" fo:font-weight="bold" officeooo:rsid="004f2a00" style:font-style-asian="normal" style:font-weight-asian="bold" style:font-style-complex="normal" style:font-weight-complex="bold"/>
    </style:style>
    <style:style style:name="T32" style:family="text">
      <style:text-properties style:font-name="Calibri" fo:font-size="12pt" officeooo:rsid="004f2a00"/>
    </style:style>
    <style:style style:name="T33" style:family="text">
      <style:text-properties style:font-name="Calibri" fo:font-size="12pt" officeooo:rsid="004f9eac"/>
    </style:style>
    <style:style style:name="T34" style:family="text">
      <style:text-properties style:font-name="Calibri" fo:font-size="12pt" fo:font-style="italic" officeooo:rsid="004f9eac" style:font-style-asian="italic" style:font-style-complex="italic"/>
    </style:style>
    <style:style style:name="T35" style:family="text">
      <style:text-properties style:font-name="Calibri" fo:font-size="12pt" fo:font-style="italic" officeooo:rsid="004f2a00" style:font-style-asian="italic" style:font-style-complex="italic"/>
    </style:style>
    <style:style style:name="T36" style:family="text">
      <style:text-properties style:font-name="Calibri" fo:font-size="12pt" fo:font-style="italic" officeooo:rsid="004d384e" style:font-style-asian="italic" style:font-style-complex="italic"/>
    </style:style>
    <style:style style:name="T37" style:family="text">
      <style:text-properties style:font-name="Calibri" fo:font-size="12pt" fo:font-style="italic" officeooo:rsid="005867c2" style:font-style-asian="italic" style:font-style-complex="italic"/>
    </style:style>
    <style:style style:name="T38" style:family="text">
      <style:text-properties style:font-name="Calibri" fo:font-size="12pt" fo:font-style="italic" fo:font-weight="bold" officeooo:rsid="004f2a00" style:font-style-asian="italic" style:font-weight-asian="bold" style:font-style-complex="italic" style:font-weight-complex="bold"/>
    </style:style>
    <style:style style:name="T39" style:family="text">
      <style:text-properties style:font-name="Calibri" fo:font-size="12pt" fo:font-style="italic" fo:font-weight="bold" officeooo:rsid="004d384e" style:font-style-asian="italic" style:font-weight-asian="bold" style:font-style-complex="italic" style:font-weight-complex="bold"/>
    </style:style>
    <style:style style:name="T40" style:family="text">
      <style:text-properties style:font-name="Calibri" fo:font-size="12pt" fo:font-style="italic" fo:font-weight="bold" officeooo:rsid="005867c2" style:font-style-asian="italic" style:font-weight-asian="bold" style:font-style-complex="italic" style:font-weight-complex="bold"/>
    </style:style>
    <style:style style:name="T41" style:family="text">
      <style:text-properties style:font-name="Calibri" fo:font-size="12pt" fo:font-style="italic" fo:font-weight="normal" officeooo:rsid="004f2a00" style:font-style-asian="italic" style:font-weight-asian="normal" style:font-style-complex="italic" style:font-weight-complex="normal"/>
    </style:style>
    <style:style style:name="T42" style:family="text">
      <style:text-properties style:font-name="Calibri" fo:font-size="12pt" fo:font-style="italic" fo:font-weight="normal" officeooo:rsid="004f9eac" style:font-style-asian="italic" style:font-weight-asian="normal" style:font-style-complex="italic" style:font-weight-complex="normal"/>
    </style:style>
    <style:style style:name="T43" style:family="text">
      <style:text-properties style:font-name="Calibri" fo:font-size="12pt" fo:font-style="italic" fo:font-weight="normal" officeooo:rsid="004d384e" style:font-style-asian="italic" style:font-weight-asian="normal" style:font-style-complex="italic" style:font-weight-complex="normal"/>
    </style:style>
    <style:style style:name="T44" style:family="text">
      <style:text-properties style:font-name="Calibri" fo:font-size="12pt" fo:font-style="italic" fo:font-weight="normal" officeooo:rsid="005867c2" style:font-style-asian="italic" style:font-weight-asian="normal" style:font-style-complex="italic" style:font-weight-complex="normal"/>
    </style:style>
    <style:style style:name="T45" style:family="text">
      <style:text-properties style:font-name="Calibri" fo:font-size="12pt" officeooo:rsid="00505fbf"/>
    </style:style>
    <style:style style:name="T46" style:family="text">
      <style:text-properties style:font-name="Calibri" fo:font-size="12pt" officeooo:rsid="00533ab3"/>
    </style:style>
    <style:style style:name="T47" style:family="text">
      <style:text-properties style:font-name="Calibri" fo:font-size="12pt" officeooo:rsid="004232ad"/>
    </style:style>
    <style:style style:name="T48" style:family="text">
      <style:text-properties style:font-name="Calibri" fo:font-size="12pt" officeooo:rsid="0053e0a1"/>
    </style:style>
    <style:style style:name="T49" style:family="text">
      <style:text-properties style:font-name="Calibri" fo:font-size="12pt" officeooo:rsid="0056726c"/>
    </style:style>
    <style:style style:name="T50" style:family="text">
      <style:text-properties style:font-name="Calibri" fo:font-size="12pt" officeooo:rsid="0057638d"/>
    </style:style>
    <style:style style:name="T51" style:family="text">
      <style:text-properties style:font-name="Calibri" fo:font-size="12pt" officeooo:rsid="00575d67"/>
    </style:style>
    <style:style style:name="T52" style:family="text">
      <style:text-properties style:font-name="Calibri" fo:font-size="12pt" officeooo:rsid="005867c2"/>
    </style:style>
    <style:style style:name="T53" style:family="text">
      <style:text-properties style:font-name="Calibri" fo:font-size="12pt" officeooo:rsid="005924da"/>
    </style:style>
    <style:style style:name="T54" style:family="text">
      <style:text-properties officeooo:rsid="004c1be1"/>
    </style:style>
    <style:style style:name="T55" style:family="text">
      <style:text-properties fo:font-style="normal" fo:font-weight="bold" officeooo:rsid="004c1be1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4d384e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4f2a00" style:font-style-asian="normal" style:font-weight-asian="bold" style:font-style-complex="normal" style:font-weight-complex="bold"/>
    </style:style>
    <style:style style:name="T58" style:family="text">
      <style:text-properties fo:font-style="normal" fo:font-weight="normal" officeooo:rsid="004d384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4c1be1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4f2a00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4f9eac" style:font-style-asian="normal" style:font-weight-asian="normal" style:font-style-complex="normal" style:font-weight-complex="normal"/>
    </style:style>
    <style:style style:name="T62" style:family="text">
      <style:text-properties officeooo:rsid="004f2a00"/>
    </style:style>
    <style:style style:name="T63" style:family="text">
      <style:text-properties officeooo:rsid="00533ab3"/>
    </style:style>
    <style:style style:name="T64" style:family="text">
      <style:text-properties officeooo:rsid="004232ad"/>
    </style:style>
    <style:style style:name="T65" style:family="text">
      <style:text-properties officeooo:rsid="0056726c"/>
    </style:style>
    <style:style style:name="fr1" style:family="graphic" style:parent-style-name="Frame">
      <style:graphic-properties fo:margin-left="0.1575in" fo:margin-right="0.1575in" fo:margin-top="0.1575in" fo:margin-bottom="0.1575in" style:vertical-pos="from-top" style:vertical-rel="page" style:horizontal-pos="from-left" style:horizontal-rel="page" fo:background-color="#666666" style:background-transparency="0%" draw:fill="solid" draw:fill-color="#666666" draw:opacity="100%" fo:padding-left="0.0193in" fo:padding-right="0.1772in" fo:padding-top="0.0193in" fo:padding-bottom="0.0193in" fo:border="0.51pt solid #000000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0.7811in" svg:y="6.2665in" svg:width="6.6965in" draw:z-index="1">
        <draw:text-box fo:min-height="0.8756in">
          <text:p text:style-name="P3"/>
          <text:p text:style-name="P4">PROGRAMACIÓN</text:p>
          <text:p text:style-name="P3">CFGS DAW</text:p>
        </draw:text-box>
      </draw:frame>
      <text:p text:style-name="P18"><draw:frame draw:style-name="fr3" draw:name="gráficos1" text:anchor-type="paragraph" svg:x="0in" svg:y="-0.0717in" svg:width="3.752in" svg:height="2.0591in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8">UNIDAD 10</text:span><text:span text:style-name="T17">.</text:span></text:p>
      <text:p text:style-name="P5">excepciones</text:p>
      <text:p text:style-name="P6">ejercicios</text:p>
      <text:p text:style-name="Standard"/>
      <text:p text:style-name="Standard"/>
      <text:p text:style-name="Standard"/>
      <text:p text:style-name="Standard"/>
      <text:p text:style-name="P9"/>
      <text:p text:style-name="P8"><text:span text:style-name="T9">Autor</text:span><text:span text:style-name="T10">es:</text:span></text:p>
      <text:p text:style-name="P8"><text:span text:style-name="T10">Carlos </text:span><text:span text:style-name="T12">Cacho y Raquel </text:span><text:span text:style-name="T13">Torres</text:span></text:p>
      <text:p text:style-name="P10"/>
      <text:p text:style-name="P10">Revisado por:</text:p>
      <text:p text:style-name="P11"><text:span text:style-name="T10">Lionel Taraz</text:span><text:span text:style-name="T11">ó</text:span><text:span text:style-name="T10">n </text:span><text:span text:style-name="T9">–</text:span><text:span text:style-name="T10"> </text:span><text:a xlink:type="simple" xlink:href="mailto:lionel.tarazon@ceedcv.es" text:style-name="Internet_20_link" text:visited-style-name="Visited_20_Internet_20_Link">lionel.tarazon@ceedcv.es</text:a></text:p>
      <text:p text:style-name="P11"><text:span text:style-name="T19">Encarn</text:span><text:span text:style-name="T21">i</text:span><text:span text:style-name="T19"> Serrano </text:span><text:span text:style-name="T9">– </text:span><text:a xlink:type="simple" xlink:href="mailto:encarni.serrano@ceedcv.es" text:style-name="Internet_20_link" text:visited-style-name="Visited_20_Internet_20_Link">encarni.serrano@ceedcv.es</text:a></text:p>
      <text:p text:style-name="P12"/>
      <text:p text:style-name="P12">2019/2020</text:p>
      <text:p text:style-name="P12"/>
      <text:p text:style-name="P14">Licencia</text:p>
      <text:p text:style-name="P7"/>
      <text:p text:style-name="P13"><draw:frame draw:style-name="fr2" draw:name="Imagen1" text:anchor-type="paragraph" svg:x="0.2917in" svg:y="0in" svg:width="0.7874in" svg:height="0.2756in" draw:z-index="2"><draw:image xlink:href="Pictures/1000000000000076000000292ACBDB4C24C8DCD5.png" xlink:type="simple" xlink:show="embed" xlink:actuate="onLoad" loext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><text:soft-page-break/><text:s/></text:p>
      <text:p text:style-name="Text_20_body"/>
      <text:p text:style-name="Standard"/>
      <text:p text:style-name="Titulo">UD<text:span text:style-name="T15">10</text:span>. <text:span text:style-name="T15">excepciones</text:span></text:p>
      <text:p text:style-name="Titulo"/>
      <text:h text:style-name="P19" text:outline-level="1" text:is-list-header="true"><text:span text:style-name="T14">E</text:span>jercicios</text:h>
      <text:p text:style-name="P17"><text:span text:style-name="T23">I</text:span><text:span text:style-name="T25">MPORTANTE</text:span></text:p>
      <text:list xml:id="list3877968555" text:style-name="L1">
        <text:list-item>
          <text:p text:style-name="P20"><text:span text:style-name="T36">En estos ejerci</text:span><text:span text:style-name="T43">cios es fundamental hacer </text:span><text:span text:style-name="T39">varias pruebas</text:span><text:span text:style-name="T36"> para </text:span><text:span text:style-name="T39">comprobar</text:span><text:span text:style-name="T36"> y </text:span><text:span text:style-name="T39">comprender</text:span><text:span text:style-name="T36"> qué sucede </text:span><text:span text:style-name="T34">en cada caso (según el tipo de excepción, </text:span><text:span text:style-name="T36">cuando n</text:span><text:span text:style-name="T34">o hay excepciones, etc.).</text:span></text:p>
        </text:list-item>
        <text:list-item>
          <text:p text:style-name="P20"><text:span text:style-name="T34">A no ser que se indique lo contrario, </text:span><text:span text:style-name="T37">al lanzar una excepción deberás incluir un </text:span><text:span text:style-name="T40">mensaje breve</text:span><text:span text:style-name="T37"> sobre el error (new Exception(“...”)), y cuando captures</text:span><text:span text:style-name="T34"> </text:span><text:span text:style-name="T37">excepciones </text:span><text:span text:style-name="T34">deberás </text:span><text:span text:style-name="T38">mostrar la pila de llamadas</text:span><text:span text:style-name="T35"> </text:span><text:span text:style-name="T44">(</text:span><text:span text:style-name="T41">printStackTrace</text:span><text:span text:style-name="T42">()</text:span><text:span text:style-name="T44">)</text:span><text:span text:style-name="T42">.</text:span></text:p>
        </text:list-item>
      </text:list>
      <text:p text:style-name="P16"/>
      <text:list xml:id="list2018633542" text:style-name="L2">
        <text:list-item>
          <text:p text:style-name="P21"><text:span text:style-name="T22">I</text:span><text:span text:style-name="T32">mplementa</text:span><text:span text:style-name="T62"> un programa que pida al usuario un valor entero </text:span><text:span text:style-name="T7">A</text:span><text:span text:style-name="T54"> utilizando un </text:span><text:span text:style-name="T7">nextInt()</text:span><text:span text:style-name="T54"> (de Scanner) y luego muestre por pantalla el </text:span><text:span text:style-name="T22">m</text:span><text:span text:style-name="T27">ensaje “Valor introducido: …”</text:span><text:span text:style-name="T54">. Se deberá tratar la excepción </text:span><text:span text:style-name="T55">InputMismatchException </text:span><text:span text:style-name="T54">que lanza nextInt() cuando no se introduce un entero válido</text:span><text:span text:style-name="T58">. En tal caso se mostrará el mensaje “Valor introducido incorrecto”</text:span><text:span text:style-name="T28">.</text:span></text:p>
          <text:p text:style-name="P28"/>
        </text:list-item>
        <text:list-item>
          <text:p text:style-name="P22"><text:span text:style-name="T28">I</text:span><text:span text:style-name="T29">mplementa</text:span><text:span text:style-name="T58"> un programa que </text:span><text:span text:style-name="T59">pida dos valores </text:span><text:span text:style-name="T28">i</text:span><text:span text:style-name="T29">nt</text:span><text:span text:style-name="T59"> </text:span><text:span text:style-name="T55">A</text:span><text:span text:style-name="T59"> y </text:span><text:span text:style-name="T55">B</text:span><text:span text:style-name="T59"> utilizando un </text:span><text:span text:style-name="T55">nextInt()</text:span><text:span text:style-name="T59"> (de Scanner), calcule</text:span><text:span text:style-name="T55"> A/B </text:span><text:span text:style-name="T59">y muestre el resultado por pantalla. Se deberán tratar de forma independiente las dos posibles excepciones, </text:span><text:span text:style-name="T56">InputMismatchException</text:span><text:span text:style-name="T16"> </text:span><text:span text:style-name="T58">y </text:span><text:span text:style-name="T56">ArithmeticException</text:span><text:span text:style-name="T16">,</text:span><text:span text:style-name="T59"> mostrando en cada caso un mensaje de error </text:span><text:span text:style-name="T28">diferente e</text:span><text:span text:style-name="T30">n cada caso.</text:span></text:p>
          <text:p text:style-name="P28"/>
        </text:list-item>
        <text:list-item>
          <text:p text:style-name="P22"><text:span text:style-name="T28">I</text:span><text:span text:style-name="T29">mplementa</text:span><text:span text:style-name="T58"> un programa que </text:span><text:span text:style-name="T60">cree un vector tipo double de tamaño 5 y luego, utilizando un bucle</text:span><text:span text:style-name="T61">,</text:span><text:span text:style-name="T60"> pida cinco valores por teclado y los introduzca en el vector. Tendrás que manejar la/las posibles excepciones y </text:span><text:span text:style-name="T57">seguir pidiendo valores hasta </text:span><text:span text:style-name="T31">rellenar completamente el vector</text:span><text:span text:style-name="T29">.</text:span></text:p>
          <text:p text:style-name="P29"/>
        </text:list-item>
        <text:list-item>
          <text:p text:style-name="P22"><text:span text:style-name="T32">Implementa un programa que cree un vector de enteros de tamaño N (número aleatorio entre 1 y 100) con valores aleatorios entre 1 y 10. Luego se le preguntará al usuario qué posición del vector quiere mostrar por pantalla, repitiéndose una y otra vez hasta que </text:span><text:span text:style-name="T33">se </text:span><text:span text:style-name="T32">introduzca un valor negativo. Maneja </text:span><text:span text:style-name="T33">todas </text:span><text:span text:style-name="T32">las posibles excepciones.</text:span></text:p>
          <text:p text:style-name="P30"/>
        </text:list-item>
        <text:list-item>
          <text:p text:style-name="P23"><text:span text:style-name="T32">I</text:span><text:span text:style-name="T33">mplementa un programa con </text:span><text:span text:style-name="T45">tres</text:span><text:span text:style-name="T33"> funci</text:span><text:span text:style-name="T45">ones:</text:span></text:p>
        </text:list-item>
      </text:list>
      <text:list xml:id="list660255502" text:style-name="L3">
        <text:list-item>
          <text:list>
            <text:list-item>
              <text:p text:style-name="P35"><text:span text:style-name="T24">void imprimePositivo(int p)</text:span><text:span text:style-name="T45">: </text:span><text:span text:style-name="T48">Imprime</text:span><text:span text:style-name="T45"> el valor p. Lanza </text:span><text:span text:style-name="T48">una </text:span><text:span text:style-name="T45">‘Exception’ si p &lt; 0</text:span></text:p>
            </text:list-item>
            <text:list-item>
              <text:p text:style-name="P36"><text:span text:style-name="T24">void imprimeNegativo(int n)</text:span><text:span text:style-name="T45">: </text:span><text:span text:style-name="T48">Imprime</text:span><text:span text:style-name="T45"> el valor </text:span><text:span text:style-name="T48">n</text:span><text:span text:style-name="T45">. Lanza </text:span><text:span text:style-name="T48">una </text:span><text:span text:style-name="T45">‘Exception’ si p &gt;= 0</text:span></text:p>
            </text:list-item>
            <text:list-item>
              <text:p text:style-name="P31">La función main para realizar pruebas. Puedes llamar a ambas funciones varias veces con distintos valores, hacer un bucle para pedir valores por teclado y pasarlos a las funciones, etc. Maneja las posibles excepciones.</text:p>
            </text:list-item>
          </text:list>
        </text:list-item>
      </text:list>
      <text:p text:style-name="P15"/>
      <text:list xml:id="list185903315160861" text:continue-list="list2018633542" text:style-name="L2">
        <text:list-item>
          <text:p text:style-name="P39"><text:span text:style-name="T47">I</text:span><text:span text:style-name="T46">mplementa</text:span><text:span text:style-name="T63"> una </text:span><text:span text:style-name="T8">clase Gato</text:span><text:span text:style-name="T63"> con los atributos nombre y edad, un constructor con parámetros, los getters y setters, además de un método imprimir() para mostrar los datos de un gato. </text:span><text:span text:style-name="T46">E</text:span><text:span text:style-name="T63">l nombre de un gato debe tener al menos 3 caracteres y la edad </text:span><text:span text:style-name="T46">n</text:span><text:span text:style-name="T52">o puede ser negativa</text:span><text:span text:style-name="T63">. Por ello, tanto en el constructor como en los setters, deberás comprobar que los valores </text:span><text:span text:style-name="T46">s</text:span><text:span text:style-name="T52">ean</text:span><text:span text:style-name="T63"> válidos y lanzar una ‘Exception’ si no lo son. Luego, haz una </text:span><text:span text:style-name="T8">clase principal con main</text:span><text:span text:style-name="T63"> </text:span><text:span text:style-name="T47">p</text:span><text:span text:style-name="T46">ara hacer pruebas:</text:span><text:span text:style-name="T64"> instancia varios objetos Gato y utiliza sus setters, probando distintos valores (algunos válidos y otros incorrectos). Maneja las excepciones.</text:span></text:p>
          <text:p text:style-name="P24"/>
        </text:list-item>
        <text:list-item>
          <text:p text:style-name="P25"><text:span text:style-name="T63">Crea </text:span><text:span text:style-name="T8">una copia del programa anterior</text:span><text:span text:style-name="T63"> y modifica el main </text:span><text:span text:style-name="T46">p</text:span><text:span text:style-name="T49">ara hacer lo siguiente</text:span><text:span text:style-name="T63">:</text:span></text:p>
        </text:list-item>
      </text:list>
      <text:list xml:id="list4188714287" text:style-name="L4">
        <text:list-item>
          <text:list>
            <text:list-item>
              <text:p text:style-name="P40"><text:span text:style-name="T65">Crea un ArrayList&lt;Gato&gt;. Luego, utilizando un bucle, pide al usuario que introduzca los </text:span><text:span text:style-name="T46">d</text:span><text:span text:style-name="T48">atos</text:span><text:span text:style-name="T63"> de 5 gatos: </text:span><text:span text:style-name="T46">u</text:span><text:span text:style-name="T49">tiliza un Scanner para pedir los datos, instancia el objeto</text:span><text:span text:style-name="T63"> y guárdalo en el ArrayList. Por último, imprime </text:span><text:span text:style-name="T48">la información de los gatos.</text:span></text:p>
            </text:list-item>
            <text:list-item>
              <text:p text:style-name="P37"><text:span text:style-name="T48">Maneja las posibles excepciones de modo que en el ArrayList solo almacenemos objetos Gato válidos </text:span><text:span text:style-name="T49">y</text:span><text:span text:style-name="T48"> </text:span><text:span text:style-name="T49">e</text:span><text:span text:style-name="T48">l bucle s</text:span><text:span text:style-name="T49">e repita</text:span><text:span text:style-name="T48"> hasta crear y almacenar correctamente 5 gatos.</text:span></text:p>
            </text:list-item>
          </text:list>
        </text:list-item>
      </text:list>
      <text:p text:style-name="Text_20_body"/>
      <text:list xml:id="list185903058470084" text:continue-list="list185903315160861" text:style-name="L2">
        <text:list-item>
          <text:p text:style-name="P26"><text:span text:style-name="T51">V</text:span><text:span text:style-name="T53">amos a mejorar el software del</text:span><text:span text:style-name="T51"> </text:span><text:span text:style-name="T26">caso práctico DawBank</text:span><text:span text:style-name="T51"> de la unidad 8 </text:span><text:span text:style-name="T53">añadiendo excepciones y alguna cosa más. Crea un nuevo proyecto y </text:span><text:span text:style-name="T51">c</text:span><text:span text:style-name="T53">opia</text:span><text:span text:style-name="T50"> tu propio código </text:span><text:span text:style-name="T53">de DawBank</text:span><text:span text:style-name="T50"> </text:span><text:span text:style-name="T53">(</text:span><text:span text:style-name="T50">o </text:span><text:span text:style-name="T51">e</text:span><text:span text:style-name="T53">l de la</text:span><text:span text:style-name="T50"> solución propuesta</text:span><text:span text:style-name="T53">).</text:span><text:span text:style-name="T51"> Realiza los siguientes cambios:</text:span></text:p>
          <text:list>
            <text:list-item>
              <text:p text:style-name="P32">Crea una nueva clase CuentaException que herede de Exception. La utilizaremos para lanzar excepciones relacionadas con cuentas bancarias.</text:p>
            </text:list-item>
            <text:list-item>
              <text:p text:style-name="P38"><text:span text:style-name="T20">Crea una nueva clase </text:span><text:span text:style-name="T52">Avisar</text:span><text:span text:style-name="T20">HaciendaException que herede de Exception. La utilizaremos para lanzar una excepción cuando haya que avisar a hacienda.</text:span></text:p>
            </text:list-item>
            <text:list-item>
              <text:p text:style-name="P33">Modifica la clase CuentaBancaria:</text:p>
              <text:list>
                <text:list-item>
                  <text:p text:style-name="P33">Los movimientos deberán almacenarse en un ArrayList en lugar de en un vector. Ya no será necesario limitar a 100 el n.º de movimientos.</text:p>
                </text:list-item>
                <text:list-item>
                  <text:p text:style-name="P27"><text:span text:style-name="T50">No </text:span><text:span text:style-name="T53">se </text:span><text:span text:style-name="T50">mostrará ningún tipo de mensaje de error. E</text:span><text:span text:style-name="T52">n su lugar, se lanzarán excepciones</text:span><text:span text:style-name="T50">.</text:span></text:p>
                </text:list-item>
                <text:list-item>
                  <text:p text:style-name="P27"><text:span text:style-name="T50">Cuando se intente realizar a</text:span><text:span text:style-name="T52">lgo incorrecto o no permitido</text:span><text:span text:style-name="T50"> se lanzará una excepción CuentaExceptión </text:span><text:span text:style-name="T53">(deberá incluir </text:span><text:span text:style-name="T52">un mensaje breve </text:span><text:span text:style-name="T50">sobre el error producido</text:span><text:span text:style-name="T53">)</text:span><text:span text:style-name="T50">.</text:span></text:p>
                </text:list-item>
                <text:list-item>
                  <text:p text:style-name="P38"><text:span text:style-name="T20">Cuando haya que avisar a hacienda se lanzará la excepción </text:span><text:span text:style-name="T52">Avisar</text:span><text:span text:style-name="T20">HaciendaException, </text:span><text:span text:style-name="T53">que contendrá</text:span><text:span text:style-name="T20"> información sobre el titular, el iban y la operación </text:span><text:span text:style-name="T52">realizada</text:span><text:span text:style-name="T20">. Recuerda que aunque se avise a hacienda la operación debe realizarse de todos modos.</text:span></text:p>
                </text:list-item>
              </text:list>
            </text:list-item>
            <text:list-item>
              <text:p text:style-name="P33">Modifica la clase principal que contiene el main para manejar todas las posibles excepciones (no solo las de la clase CuentaBancaria), mostrando los mensajes de error oportunos y los printStackTrace().</text:p>
            </text:list-item>
          </text:list>
          <text:p text:style-name="P34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.0783in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in" fo:margin-right="0in" fo:margin-top="0.1654in" fo:margin-bottom="0.2008in" loext:contextual-spacing="false" fo:text-indent="0in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398in" fo:border-left="none" fo:border-right="none" fo:border-top="0.06pt solid #666633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in" fo:border-left="none" fo:border-right="none" fo:border-top="none" fo:border-bottom="0.06pt solid #666633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0.9453in" fo:margin-right="0.0398in" fo:margin-top="0.0591in" fo:margin-bottom="0.0783in" loext:contextual-spacing="false" fo:text-align="justify" style:justify-single-word="false" fo:text-indent="0.0398in" style:auto-text-indent="false" style:page-number="auto" fo:background-color="#cccc99" fo:padding="0.0398in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56in" fo:margin-bottom="0.0827in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256in" fo:margin-bottom="0.0984in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256in" fo:margin-bottom="0.0827in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827in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Calibri1" fo:font-family="Calibri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1811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3f7cd1"/>
    </style:style>
    <style:style style:name="MT4" style:family="text">
      <style:text-properties fo:color="#999966" officeooo:rsid="005aefb6"/>
    </style:style>
    <style:style style:name="MT5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</text:span><text:span text:style-name="MT3">10</text:span><text:span text:style-name="MT2">. </text:span><text:span text:style-name="MT3">excepciones</text:span></text:p>
      </style:header>
      <style:footer>
        <text:p text:style-name="Footer"><text:span text:style-name="MT2">CFGS. Desarrollo de Aplicaciones WEB<text:tab/><text:tab/></text:span><text:span text:style-name="MT4">10</text:span><text:span text:style-name="MT2">.</text:span><text:span text:style-name="MT2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5">CGFS. Desarrollo de Aplicaciones WEB<text:tab/><text:tab/>1.</text:span><text:span text:style-name="MT5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6-09-15T13:58:50.938915837</meta:creation-date>
    <meta:editing-duration>PT4H23M37S</meta:editing-duration>
    <meta:editing-cycles>48</meta:editing-cycles>
    <meta:generator>LibreOffice/6.3.4.2$Linux_X86_64 LibreOffice_project/60da17e045e08f1793c57c00ba83cdfce946d0aa</meta:generator>
    <dc:title>Plantilla CEED (1)</dc:title>
    <dc:date>2020-02-23T18:59:01.455361772</dc:date>
    <dc:creator>Lionel Tarazón</dc:creator>
    <meta:document-statistic meta:table-count="0" meta:image-count="2" meta:object-count="0" meta:page-count="3" meta:paragraph-count="43" meta:word-count="827" meta:character-count="5185" meta:non-whitespace-character-count="4414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